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lbany" svg:font-family="Albany"/>
    <style:font-face style:name="OpenSymbol" svg:font-family="OpenSymbol"/>
    <style:font-face style:name="Times New Roman1" svg:font-family="'Times New Roman'"/>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394.5pt" fo:margin-left="44.85pt" fo:margin-right="0pt" table:align="margins"/>
    </style:style>
    <style:style style:name="Table1.A" style:family="table-column">
      <style:table-column-properties style:column-width="394.5pt" style:rel-column-width="65535*"/>
    </style:style>
    <style:style style:name="Table1.A1" style:family="table-cell">
      <style:table-cell-properties fo:background-color="#c0c0c0" fo:padding="0pt" fo:border="0.5pt solid #000000">
        <style:background-image/>
      </style:table-cell-properties>
    </style:style>
    <style:style style:name="Table2" style:family="table">
      <style:table-properties style:width="432.3pt" fo:margin-left="7.05pt" fo:margin-right="0pt" table:align="margins"/>
    </style:style>
    <style:style style:name="Table2.A" style:family="table-column">
      <style:table-column-properties style:column-width="432.3pt" style:rel-column-width="65535*"/>
    </style:style>
    <style:style style:name="Table3" style:family="table">
      <style:table-properties style:width="396.8pt" fo:margin-left="42.55pt" fo:margin-right="0pt" table:align="margins"/>
    </style:style>
    <style:style style:name="Table3.A" style:family="table-column">
      <style:table-column-properties style:column-width="396.8pt" style:rel-column-width="65535*"/>
    </style:style>
    <style:style style:name="Table3.A1" style:family="table-cell">
      <style:table-cell-properties fo:padding="0pt" fo:border="0.5pt solid #000000"/>
    </style:style>
    <style:style style:name="Table4" style:family="table">
      <style:table-properties style:width="304.65pt" fo:margin-left="134.7pt" fo:margin-right="0pt" table:align="margins"/>
    </style:style>
    <style:style style:name="Table4.A" style:family="table-column">
      <style:table-column-properties style:column-width="304.65pt" style:rel-column-width="65535*"/>
    </style:style>
    <style:style style:name="Table4.A1" style:family="table-cell">
      <style:table-cell-properties fo:padding="0pt" fo:border="0.5pt solid #000000"/>
    </style:style>
    <style:style style:name="P1" style:family="paragraph" style:parent-style-name="Standard">
      <style:text-properties fo:font-size="10pt"/>
    </style:style>
    <style:style style:name="P2" style:family="paragraph" style:parent-style-name="Standard">
      <style:text-properties fo:font-size="14pt"/>
    </style:style>
    <style:style style:name="P3" style:family="paragraph" style:parent-style-name="Standard">
      <style:paragraph-properties fo:text-align="center" style:justify-single-word="false"/>
      <style:text-properties fo:font-size="14pt" fo:font-weight="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text-properties fo:font-size="11pt" fo:font-weight="bold"/>
    </style:style>
    <style:style style:name="P6" style:family="paragraph" style:parent-style-name="Párrafo">
      <style:paragraph-properties style:line-height-at-least="14.4pt"/>
    </style:style>
    <style:style style:name="P7" style:family="paragraph" style:parent-style-name="Párrafo">
      <style:paragraph-properties style:line-height-at-least="14.4pt" fo:text-align="center" style:justify-single-word="false"/>
    </style:style>
    <style:style style:name="P8" style:family="paragraph" style:parent-style-name="Párrafo">
      <style:paragraph-properties style:line-height-at-least="14.4pt"/>
      <style:text-properties fo:color="#c0c0c0" fo:font-style="italic" fo:font-weight="bold"/>
    </style:style>
    <style:style style:name="P9" style:family="paragraph" style:parent-style-name="heading_20_2">
      <style:paragraph-properties fo:margin-left="0pt" fo:margin-right="0pt" fo:text-indent="0pt" style:auto-text-indent="false"/>
    </style:style>
    <style:style style:name="P10" style:family="paragraph" style:parent-style-name="heading_20_2">
      <style:paragraph-properties fo:margin-left="0pt" fo:margin-right="0pt" fo:text-indent="0pt" style:auto-text-indent="false"/>
      <style:text-properties fo:font-size="10pt"/>
    </style:style>
    <style:style style:name="P11" style:family="paragraph" style:parent-style-name="Párrafo">
      <style:paragraph-properties fo:margin-left="0pt" fo:margin-right="0pt" fo:text-indent="0pt" style:auto-text-indent="false"/>
    </style:style>
    <style:style style:name="P12" style:family="paragraph" style:parent-style-name="Standard">
      <style:paragraph-properties fo:break-before="page"/>
      <style:text-properties fo:font-size="14pt" style:text-underline-style="solid" style:text-underline-width="auto" style:text-underline-color="font-color" fo:font-weight="bold"/>
    </style:style>
    <style:style style:name="P13" style:family="paragraph" style:parent-style-name="Obra_20_Portada">
      <style:paragraph-properties fo:break-before="page"/>
      <style:text-properties fo:font-size="16pt" fo:font-style="italic"/>
    </style:style>
    <style:style style:name="P14" style:family="paragraph" style:parent-style-name="heading_20_2">
      <style:paragraph-properties fo:break-before="page"/>
    </style:style>
    <style:style style:name="P15" style:family="paragraph" style:parent-style-name="Standard">
      <style:paragraph-properties fo:margin-top="6.01pt" fo:margin-bottom="6.01pt"/>
    </style:style>
    <style:style style:name="P16" style:family="paragraph" style:parent-style-name="Standard">
      <style:paragraph-properties fo:margin-top="6.01pt" fo:margin-bottom="6.01pt"/>
      <style:text-properties fo:font-size="24pt" fo:font-weight="bold"/>
    </style:style>
    <style:style style:name="P17" style:family="paragraph" style:parent-style-name="Standard">
      <style:paragraph-properties fo:margin-top="6.01pt" fo:margin-bottom="6.01pt"/>
      <style:text-properties fo:font-size="14pt"/>
    </style:style>
    <style:style style:name="P18" style:family="paragraph" style:parent-style-name="Standard">
      <style:paragraph-properties fo:margin-top="6.01pt" fo:margin-bottom="6.01pt" fo:text-align="center" style:justify-single-word="false" fo:keep-with-next="always"/>
      <style:text-properties fo:color="#c0c0c0" fo:font-size="18pt" fo:font-weight="bold"/>
    </style:style>
    <style:style style:name="P19" style:family="paragraph" style:parent-style-name="Standard">
      <style:paragraph-properties fo:margin-top="6.01pt" fo:margin-bottom="6.01pt" fo:text-align="justify" style:justify-single-word="false" fo:keep-with-next="always"/>
      <style:text-properties fo:font-size="18pt" fo:font-style="italic" fo:font-weight="bold"/>
    </style:style>
    <style:style style:name="P20" style:family="paragraph" style:parent-style-name="Standard">
      <style:paragraph-properties fo:margin-top="6.01pt" fo:margin-bottom="6.01pt" fo:text-align="center" style:justify-single-word="false" fo:keep-with-next="always"/>
      <style:text-properties fo:color="#000000" fo:font-size="18pt" fo:font-style="italic" fo:font-weight="bold"/>
    </style:style>
    <style:style style:name="P21" style:family="paragraph" style:parent-style-name="heading_20_1">
      <style:paragraph-properties fo:margin-top="11.99pt" fo:margin-bottom="11.99pt"/>
    </style:style>
    <style:style style:name="P22" style:family="paragraph" style:parent-style-name="Standard">
      <style:paragraph-properties fo:margin-left="15pt" fo:margin-right="0pt" fo:text-align="center" style:justify-single-word="false" fo:text-indent="0pt" style:auto-text-indent="false"/>
      <style:text-properties fo:font-weight="bold"/>
    </style:style>
    <style:style style:name="P23" style:family="paragraph" style:parent-style-name="Obra_20_Portada">
      <style:paragraph-properties fo:line-height="100%"/>
    </style:style>
    <style:style style:name="P24" style:family="paragraph" style:parent-style-name="Obra_20_Portada">
      <style:text-properties fo:font-style="italic"/>
    </style:style>
    <style:style style:name="P25" style:family="paragraph" style:parent-style-name="Obra_20_Portada">
      <style:text-properties fo:color="#c0c0c0" fo:font-size="12pt" fo:font-style="italic"/>
    </style:style>
    <style:style style:name="P26" style:family="paragraph" style:parent-style-name="Standard" style:master-page-name="MasterStyle1">
      <style:paragraph-properties style:page-number="auto"/>
    </style:style>
    <style:style style:name="P27" style:family="paragraph" style:parent-style-name="Standard" style:master-page-name="MasterStyle2">
      <style:paragraph-properties style:page-number="auto"/>
    </style:style>
    <style:style style:name="P28" style:family="paragraph" style:parent-style-name="Standard" style:list-style-name="L1">
      <style:paragraph-properties fo:margin-left="0pt" fo:margin-right="0pt" fo:margin-top="11.99pt" fo:margin-bottom="0pt" fo:text-indent="-19.81pt" style:auto-text-indent="false"/>
    </style:style>
    <style:style style:name="P29" style:family="paragraph" style:parent-style-name="Standard" style:list-style-name="L1">
      <style:paragraph-properties fo:margin-left="0pt" fo:margin-right="0pt" fo:margin-top="6.01pt" fo:margin-bottom="0pt" fo:text-indent="-19.81pt" style:auto-text-indent="false"/>
    </style:style>
    <style:style style:name="P30" style:family="paragraph" style:parent-style-name="Standard" style:list-style-name="L1">
      <style:paragraph-properties fo:margin-left="0pt" fo:margin-right="0pt" fo:margin-top="6.01pt" fo:margin-bottom="0pt" fo:text-indent="-21pt" style:auto-text-indent="false"/>
    </style:style>
    <style:style style:name="P31" style:family="paragraph" style:parent-style-name="Standard" style:master-page-name="MasterStyle3">
      <style:paragraph-properties style:page-number="auto"/>
    </style:style>
    <style:style style:name="P32" style:family="paragraph" style:parent-style-name="Standard" style:list-style-name="L2">
      <style:paragraph-properties fo:margin-left="0pt" fo:margin-right="0pt" fo:margin-top="11.99pt" fo:margin-bottom="0pt" fo:text-align="justify" style:justify-single-word="false" fo:text-indent="-21.74pt" style:auto-text-indent="false"/>
    </style:style>
    <style:style style:name="P33" style:family="paragraph" style:parent-style-name="Text_20_body" style:list-style-name="L3"/>
    <style:style style:name="P34" style:family="paragraph" style:parent-style-name="Text_20_body" style:list-style-name="L4"/>
    <style:style style:name="T1" style:family="text">
      <style:text-properties fo:color="#c0c0c0"/>
    </style:style>
    <style:style style:name="T2" style:family="text">
      <style:text-properties fo:color="#c0c0c0" fo:font-size="18pt" fo:font-style="italic" fo:font-weight="bold"/>
    </style:style>
    <style:style style:name="T3" style:family="text">
      <style:text-properties fo:color="#c0c0c0" fo:font-size="12pt"/>
    </style:style>
    <style:style style:name="T4" style:family="text">
      <style:text-properties fo:color="#c0c0c0" fo:font-size="12pt" style:text-underline-style="solid" style:text-underline-width="auto" style:text-underline-color="font-color"/>
    </style:style>
    <style:style style:name="T5" style:family="text">
      <style:text-properties fo:color="#c0c0c0" fo:font-style="italic"/>
    </style:style>
    <style:style style:name="T6" style:family="text">
      <style:text-properties fo:color="#c0c0c0" fo:font-style="italic" fo:font-weight="bold"/>
    </style:style>
    <style:style style:name="T7" style:family="text">
      <style:text-properties fo:color="#c0c0c0" fo:font-style="italic" style:text-underline-style="solid" style:text-underline-width="auto" style:text-underline-color="font-color" fo:font-weight="bold"/>
    </style:style>
    <style:style style:name="T8" style:family="text">
      <style:text-properties fo:font-size="14pt"/>
    </style:style>
    <style:style style:name="Sect1" style:family="section">
      <style:section-properties style:editable="false">
        <style:columns fo:column-count="1" fo:column-gap="0pt"/>
      </style:section-properties>
    </style:style>
    <text:list-style style:name="L1">
      <text:list-level-style-number text:level="1" style:num-format="1">
        <style:list-level-properties text:space-before="42.55pt" text:min-label-width="19.81pt"/>
      </text:list-level-style-number>
      <text:list-level-style-number text:level="2" style:num-format="1" text:display-levels="2">
        <style:list-level-properties text:space-before="63.81pt" text:min-label-width="21pt"/>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style:num-format="1">
        <style:list-level-properties text:space-before="28.35pt" text:min-label-width="21.74pt"/>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Obra_20_Portada"/>
        <text:p text:style-name="Obra_20_Portada">Universitat Jaume I</text:p>
        <text:p text:style-name="Standard"/>
        <text:p text:style-name="Standard"/>
        <text:p text:style-name="P21">II31<text:line-break/>SISTEMAS INFORMÁTICOS</text:p>
        <text:p text:style-name="P22"/>
        <text:p text:style-name="P3">INGENIERÍA INFORMÁTICA</text:p>
        <text:p text:style-name="P23">Curso 20__--20__</text:p>
        <text:p text:style-name="P22"/>
        <text:p text:style-name="P22"/>
        <table:table table:name="Table1" table:style-name="Table1">
          <table:table-column table:style-name="Table1.A"/>
          <table:table-row>
            <table:table-cell table:style-name="Table1.A1" office:value-type="string">
              <text:p text:style-name="P16">Memoria Técnica del Proyecto</text:p>
            </table:table-cell>
          </table:table-row>
        </table:table>
        <text:p text:style-name="P22"/>
        <text:p text:style-name="P22"/>
        <table:table table:name="Table2" table:style-name="Table2">
          <table:table-column table:style-name="Table2.A"/>
          <table:table-row>
            <table:table-cell office:value-type="string">
              <text:p text:style-name="P18"/>
              <text:p text:style-name="heading_20_6"><text:span text:style-name="T1">Póngase aquí el TITULO<text:line-break/>y cámbiese el color a </text:span>negro<text:span text:style-name="T1">. <text:line-break/>Y finalmente, bórrese todo este mensaje</text:span></text:p>
              <text:p text:style-name="P19"/>
            </table:table-cell>
          </table:table-row>
        </table:table>
        <text:p text:style-name="P4"/>
        <text:p text:style-name="P4"/>
        <table:table table:name="Table3" table:style-name="Table3">
          <table:table-column table:style-name="Table3.A"/>
          <table:table-row>
            <table:table-cell table:style-name="Table3.A1" office:value-type="string">
              <text:p text:style-name="P2">Proyecto presentado por el Alumno</text:p>
            </table:table-cell>
          </table:table-row>
          <table:table-row>
            <table:table-cell office:value-type="string">
              <text:p text:style-name="P20">Fernando Faubell Valls</text:p>
            </table:table-cell>
          </table:table-row>
        </table:table>
        <text:p text:style-name="P4"/>
        <text:p text:style-name="P4"/>
        <text:p text:style-name="P4"/>
        <text:p text:style-name="P4"/>
        <table:table table:name="Table4" table:style-name="Table4">
          <table:table-column table:style-name="Table4.A"/>
          <table:table-row>
            <table:table-cell table:style-name="Table4.A1" office:value-type="string">
              <text:p text:style-name="P15"><text:span text:style-name="T8">Dirigido por </text:span><text:span text:style-name="T2">nombre del director</text:span></text:p>
            </table:table-cell>
          </table:table-row>
          <table:table-row>
            <table:table-cell table:style-name="Table4.A1" office:value-type="string">
              <text:p text:style-name="P17">Castellón, a ____de __________________ de 20__</text:p>
            </table:table-cell>
          </table:table-row>
        </table:table>
        <text:p text:style-name="P4"/>
      </text:section>
      <text:section text:style-name="Sect1" text:name="Sección1">
        <text:p text:style-name="P26"/>
        <text:p text:style-name="P13">Resumen</text:p>
        <text:p text:style-name="P24"/>
        <text:p text:style-name="P25">Resumen de 500 palabras como máximo empezando en la línea siguiente</text:p>
        <text:p text:style-name="P24"><text:span text:style-name="T3">OJO: debe empezar em </text:span><text:span text:style-name="T4">PÁGINA IMPAR</text:span></text:p>
        <text:p text:style-name="Párrafo"/>
        <text:p text:style-name="Párrafo"/>
        <text:p text:style-name="Párrafo"/>
        <text:p text:style-name="Párrafo"/>
        <text:p text:style-name="Párrafo"/>
        <text:p text:style-name="Párrafo"/>
        <text:p text:style-name="Párrafo"/>
        <text:p text:style-name="Párrafo"/>
        <text:p text:style-name="Párrafo"/>
        <text:p text:style-name="Párrafo"/>
        <text:p text:style-name="Párrafo"/>
        <text:p text:style-name="Párrafo"/>
        <text:p text:style-name="Párrafo"/>
        <text:p text:style-name="Párrafo"/>
        <text:p text:style-name="Párrafo"/>
        <text:p text:style-name="P24"/>
        <text:p text:style-name="P24"/>
        <text:p text:style-name="P24">Palabras Clave</text:p>
        <text:p text:style-name="P24"/>
        <text:p text:style-name="P25">Un máximo de cinco palabras o términos sintéticos sobre el tema del proyecto</text:p>
        <text:p text:style-name="Párrafo"/>
        <text:p text:style-name="Párrafo"/>
        <text:p text:style-name="P7"/>
      </text:section>
      <text:section text:style-name="Sect1" text:name="Sección2">
        <text:p text:style-name="P27"/>
        <text:p text:style-name="P14">INDICE</text:p>
        <text:p text:style-name="P6"><text:span text:style-name="T6">Estructura de la Memoria.</text:span><text:span text:style-name="T5"> </text:span><text:span text:style-name="T6">OJO: debe empezar en </text:span><text:span text:style-name="T7">PÁGINA IMPAR</text:span></text:p>
        <text:p text:style-name="P8">Este índice es sólo orientativo.</text:p>
        <text:list xml:id="list654831872" text:style-name="L1">
          <text:list-item>
            <text:p text:style-name="P28"><text:tab/>Introducción.</text:p>
            <text:list>
              <text:list-item>
                <text:p text:style-name="P30"><text:tab/>Objetivos del proyecto.</text:p>
              </text:list-item>
              <text:list-item>
                <text:p text:style-name="P30"><text:tab/>Contexto (o motivación, o ambos) del proyecto.</text:p>
              </text:list-item>
            </text:list>
          </text:list-item>
          <text:list-item>
            <text:p text:style-name="P29"><text:tab/>Descripción del proyecto.</text:p>
          </text:list-item>
          <text:list-item>
            <text:p text:style-name="P29"><text:tab/>Planificación.</text:p>
            <text:list>
              <text:list-item>
                <text:p text:style-name="P30"><text:tab/>Planificación de tareas y temporal.</text:p>
              </text:list-item>
              <text:list-item>
                <text:p text:style-name="P30"><text:tab/>Estimación de recursos.</text:p>
              </text:list-item>
            </text:list>
          </text:list-item>
          <text:list-item>
            <text:p text:style-name="P29"><text:tab/>Análisis y diseño del software (o del sistema).</text:p>
            <text:list>
              <text:list-item>
                <text:p text:style-name="P30"><text:tab/>Análisis de requisitos.</text:p>
              </text:list-item>
              <text:list-item>
                <text:p text:style-name="P30"><text:tab/>Diseño del sistema.</text:p>
              </text:list-item>
              <text:list-item>
                <text:p text:style-name="P30"><text:tab/>Diseño de la interfaz (si procede).</text:p>
              </text:list-item>
            </text:list>
          </text:list-item>
          <text:list-item>
            <text:p text:style-name="P29"><text:tab/>Implementación, pruebas y documentación.</text:p>
            <text:list>
              <text:list-item>
                <text:p text:style-name="P30"><text:tab/>Detalles de implementación.</text:p>
              </text:list-item>
              <text:list-item>
                <text:p text:style-name="P30"><text:tab/>Validación y pruebas.</text:p>
              </text:list-item>
              <text:list-item>
                <text:p text:style-name="P30"><text:tab/>Documentación</text:p>
              </text:list-item>
            </text:list>
          </text:list-item>
          <text:list-item>
            <text:p text:style-name="P29"><text:tab/>Conclusiones.</text:p>
          </text:list-item>
          <text:list-item>
            <text:p text:style-name="P29"><text:tab/>Bibliografía.</text:p>
          </text:list-item>
          <text:list-item>
            <text:p text:style-name="P29"><text:tab/>Anexos.</text:p>
          </text:list-item>
        </text:list>
        <text:p text:style-name="P9"/>
      </text:section>
      <text:section text:style-name="Sect1" text:name="Sección3">
        <text:p text:style-name="P31"/>
        <text:p text:style-name="P12">INSTRUCCIONES PARA CUMPLIMENTAR LA CARÁTULA Y RECOMENDACIONES SOBRE LA MEMORIA:</text:p>
        <text:p text:style-name="P11"/>
        <text:list xml:id="list1469681954" text:style-name="L2">
          <text:list-item>
            <text:p text:style-name="P32"><text:tab/>Todas las secciones como RESUMEN, INDICE, y los sucesivos capítulos de la memoria, deben empezar en página impar. </text:p>
          </text:list-item>
          <text:list-item>
            <text:p text:style-name="P32"><text:tab/>El INDICE que se muestra en este documento es sólo un ejemplo que representa una posible estructura de la Memoria Técnica. Sin embargo, corresponde al Director del Proyecto la decisión de la estructura final en función, entre otras cosas, de la naturaleza del proyecto. </text:p>
          </text:list-item>
          <text:list-item>
            <text:p text:style-name="P32"><text:tab/>Se hace hincapié en que la Memoria Técnica debe contar todo lo que se ha hecho en el proyecto. No solamente debe reflejar los resultados obtenidos, sino también los Objetivos, la Estimación de recursos, la Planificación (temporal y de recursos) previa. Además, debe contener una descripción del seguimiento y control del proyecto, según el desarrollo real, en comparación con la planificación inicial.</text:p>
          </text:list-item>
          <text:list-item>
            <text:p text:style-name="P32"><text:tab/>El análisis y el diseño del sistema pueden ocupar uno o varios capítulos. En éstos deben incluirse los que procedan en cada caso de entre los siguientes elementos: los requisitos, los casos de uso, el diseño de datos (diagramas entidad-relación), el diseño del hardware, el diseño navegacional (de la interfaz), y otros elementos que se estimen de interés. Los distintos elementos deben esquematizarse mediante diagramas siempre que sea posible y deben describirse con detalle suficiente.</text:p>
          </text:list-item>
          <text:list-item>
            <text:p text:style-name="P32"><text:tab/>La elección de las herramientas utilizadas debe justificarse adecuadamente cuando proceda, y en la fase que proceda (análisis, diseño, implementación...).</text:p>
          </text:list-item>
          <text:list-item>
            <text:p text:style-name="P32"><text:tab/>En las conclusiones, además de las consideraciones personales, académicas o profesionales que el alumno quiera comentar, se pueden incluir posibles extensiones del proyecto, así como la viabilidad comercial o empresarial cuando proceda. <text:line-break/></text:p>
          </text:list-item>
        </text:list>
      </text:section>
      <text:p text:style-name="P5"><text:page-number text:select-page="current">7</text:page-number></text:p>
      <text:p text:style-name="P1">E80 CaratulaMemoria Ver 0,5.doc<text:tab/></text:p>
      <text:p text:style-name="P5"><text:page-number text:select-page="current">7</text:page-number></text:p>
      <text:p text:style-name="P1">E80 CaratulaMemoria Ver 0,5.doc<text:tab/></text:p>
      <text:p text:style-name="P5"><text:page-number text:select-page="current">7</text:page-number></text:p>
      <text:p text:style-name="P1">E80 CaratulaMemoria Ver 0,5.doc<text:tab/></text:p>
      <text:p text:style-name="P5"><text:page-number text:select-page="current">7</text:page-number></text:p>
      <text:p text:style-name="P1">E80 CaratulaMemoria Ver 0,5.doc<text:tab/></text:p>
      <text:p text:style-name="P1"/>
      <text:p text:style-name="P1"/>
      <text:p text:style-name="P1"/>
      <text:p text:style-name="P1"/>
      <text:p text:style-name="P1"/>
      <text:p text:style-name="P1"/>
      <text:p text:style-name="Standard"/>
      <text:p text:style-name="Titulo_20_1">Introducción</text:p>
      <text:p text:style-name="Text_20_body">Esta es la introducción del proyecto</text:p>
      <text:p text:style-name="Text_20_body"/>
      <text:p text:style-name="Text_20_body"/>
      <text:p text:style-name="Text_20_body"/>
      <text:p text:style-name="Text_20_body"/>
      <text:list xml:id="list1810705221" text:continue-list="list654831872" text:style-name="L1">
        <text:list-header>
          <text:p text:style-name="P28"/>
        </text:list-header>
      </text:list>
      <text:p text:style-name="Text_20_body"/>
      <text:list xml:id="list2056188381" text:continue-numbering="true" text:style-name="L1">
        <text:list-item>
          <text:list>
            <text:list-item>
              <text:p text:style-name="P30"><text:tab/>Objetivos del proyecto.</text:p>
            </text:list-item>
          </text:list>
        </text:list-item>
      </text:list>
      <text:p text:style-name="Text_20_body">Diseñar e implementar un sitio web que sirva de interfaz de usuario amigable a un software que se dedica a generar recortables de modelos en 3D.</text:p>
      <text:list xml:id="list1287044407" text:continue-numbering="true" text:style-name="L1">
        <text:list-item>
          <text:list>
            <text:list-item>
              <text:p text:style-name="P30"><text:tab/>Contexto (o motivación, o ambos) del proyecto.</text:p>
            </text:list-item>
          </text:list>
        </text:list-item>
      </text:list>
      <text:p text:style-name="Titulo_20_1">Descripción del proyecto.</text:p>
      <text:p text:style-name="Titulo_20_1">Planificación.</text:p>
      <text:list xml:id="list1322071313" text:continue-numbering="true" text:style-name="L1">
        <text:list-item>
          <text:list>
            <text:list-item>
              <text:p text:style-name="P30"><text:tab/>Planificación de tareas y temporal.</text:p>
            </text:list-item>
            <text:list-item>
              <text:p text:style-name="P30"><text:tab/>Estimación de recursos.</text:p>
            </text:list-item>
          </text:list>
        </text:list-item>
      </text:list>
      <text:p text:style-name="Titulo_20_1">Análisis y diseño del software (o del sistema).</text:p>
      <text:list xml:id="list721934418" text:continue-numbering="true" text:style-name="L1">
        <text:list-item>
          <text:list>
            <text:list-item>
              <text:p text:style-name="P30"><text:tab/>Análisis de requisitos.</text:p>
            </text:list-item>
          </text:list>
        </text:list-item>
      </text:list>
      <text:p text:style-name="Text_20_body">El sitio web ha de cumplir una serie de requisitos generales.</text:p>
      <text:list xml:id="list865640203" text:style-name="L3">
        <text:list-item>
          <text:p text:style-name="P33">La web generada debe cumplir con los estándares del W3</text:p>
        </text:list-item>
        <text:list-item>
          <text:p text:style-name="P33">Ha de ser independiente del navegador, esto es ha de verse correctamente en los diferentes navegadores que existen.</text:p>
        </text:list-item>
        <text:list-item>
          <text:p text:style-name="P33">El entorno ha de ser multilingüe, en principio se implementarán tanto en ingles como en español.</text:p>
        </text:list-item>
        <text:list-item>
          <text:p text:style-name="P33">Ha de </text:p>
        </text:list-item>
      </text:list>
      <text:p text:style-name="Text_20_body">Requisitos específicos de la aplicación.</text:p>
      <text:p text:style-name="Text_20_body">Opciones seleccionables a la hora de generar el modelo desde la web:</text:p>
      <text:list xml:id="list228483042" text:style-name="L4">
        <text:list-item>
          <text:p text:style-name="P34">Selección de modelo: en principio ha de poder elegirse el modelo que se quiere generar, si el número de estos aumenta, se estudiará la opción de englobarlos en categorías.</text:p>
        </text:list-item>
        <text:list-item>
          <text:p text:style-name="P34">Elección de la complejidad: habrá diferentes opciones, que se diferenciarán por el número de piezas finales (polígonos) que tendrá el modelo generado.</text:p>
        </text:list-item>
        <text:list-item>
          <text:p text:style-name="P34">Elección del color de fondo: se mostrará al usuario un selector de color en el que podrá elegir un color para el fondo de la figura.</text:p>
        </text:list-item>
        <text:list-item>
          <text:p text:style-name="P34">Elección de la textura: la textura será un fichero de imagen que rellenará el modelo, este fichero de imagen podrá ser subido en el momento de configurar el modelo o bien podrá elegirse de entre unas texturas de muestra que habrá en la web.</text:p>
        </text:list-item>
        <text:list-item>
          <text:p text:style-name="P34">Elección del color de las aristas: otro selector de color para las aristas del recortable</text:p>
        </text:list-item>
        <text:list-item>
          <text:p text:style-name="P34">Elección del grosor de las aristas: podrá seleccionarse entre: Extrafino, Fino, Grueso, Muy Grueso</text:p>
        </text:list-item>
      </text:list>
      <text:p text:style-name="Text_20_body">El sitio web debe permitir previsualizar imágenes del modelo que se va a generar en cualquier momento, las opciones que no se hayan tocado aparecerán en sus valores por defecto.</text:p>
      <text:p text:style-name="Text_20_body"/>
      <text:p text:style-name="Text_20_body"/>
      <text:p text:style-name="Text_20_body"/>
      <text:p text:style-name="Text_20_body"/>
      <text:list xml:id="list171757945" text:continue-list="list721934418" text:style-name="L1">
        <text:list-item>
          <text:list>
            <text:list-item>
              <text:p text:style-name="P30"><text:tab/>Diseño del sistema.</text:p>
            </text:list-item>
            <text:list-item>
              <text:p text:style-name="P30"><text:tab/>Diseño de la interfaz (si procede).</text:p>
            </text:list-item>
          </text:list>
        </text:list-item>
      </text:list>
      <text:p text:style-name="Titulo_20_1">Implementación, pruebas y documentación.</text:p>
      <text:list xml:id="list1508184624" text:continue-numbering="true" text:style-name="L1">
        <text:list-item>
          <text:list>
            <text:list-item>
              <text:p text:style-name="P30"><text:tab/>Detalles de implementación.</text:p>
            </text:list-item>
            <text:list-item>
              <text:p text:style-name="P30"><text:tab/>Validación y pruebas.</text:p>
            </text:list-item>
          </text:list>
        </text:list-item>
      </text:list>
      <text:p text:style-name="Text_20_body">Validación y pruebas utilizando RSPEC.</text:p>
      <text:list xml:id="list1079125121" text:continue-numbering="true" text:style-name="L1">
        <text:list-item>
          <text:list>
            <text:list-item>
              <text:p text:style-name="P30"><text:tab/>Documentación</text:p>
            </text:list-item>
          </text:list>
        </text:list-item>
      </text:list>
      <text:p text:style-name="Titulo_20_1">Conclusiones.</text:p>
      <text:p text:style-name="Titulo_20_1">Bibliografía.</text:p>
      <text:p text:style-name="Titulo_20_1">Anexos.</text:p>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lbany" svg:font-family="Albany"/>
    <style:font-face style:name="OpenSymbol" svg:font-family="OpenSymbol"/>
    <style:font-face style:name="Times New Roman1" svg:font-family="'Times New Roman'"/>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8.5pt" draw:shadow-offset-y="8.5pt" draw:start-line-spacing-horizontal="8.02pt" draw:start-line-spacing-vertical="8.02pt" draw:end-line-spacing-horizontal="8.02pt" draw:end-line-spacing-vertical="8.02pt" style:flow-with-text="true"/>
      <style:paragraph-properties style:text-autospace="ideograph-alpha" style:line-break="strict" style:writing-mode="lr-tb" style:font-independent-line-spacing="false">
        <style:tab-stops/>
      </style:paragraph-properties>
      <style:text-properties fo:color="#000000" fo:font-size="12pt" fo:language="es" fo:country="E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56.69pt" style:writing-mode="page"/>
      <style:text-properties fo:color="#000000" style:font-name="Times New Roman" fo:font-size="12pt" fo:language="es" fo:country="E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language="es" fo:country="ES"/>
    </style:style>
    <style:style style:name="Heading" style:family="paragraph" style:parent-style-name="Standard" style:next-style-name="Text_20_body" style:class="text">
      <style:paragraph-properties fo:margin-top="11.99pt" fo:margin-bottom="6.01pt" fo:keep-with-next="always"/>
      <style:text-properties style:font-name="Albany" fo:font-size="14pt"/>
    </style:style>
    <style:style style:name="Text_20_body" style:display-name="Text body" style:family="paragraph" style:parent-style-name="Standard" style:class="text" style:master-page-name="">
      <style:paragraph-properties fo:margin-top="6.01pt" fo:margin-bottom="6.01pt" fo:text-align="justify" style:justify-single-word="false" style:page-number="auto"/>
    </style:style>
    <style:style style:name="Párrafo_20_Sec" style:display-name="Párrafo Sec" style:family="paragraph" style:parent-style-name="Standard">
      <style:paragraph-properties fo:margin-left="35.4pt" fo:margin-right="0pt" fo:margin-top="6.01pt" fo:margin-bottom="0pt" fo:text-align="justify" style:justify-single-word="false" fo:text-indent="0pt" style:auto-text-indent="false"/>
    </style:style>
    <style:style style:name="Bibliografía_20_Cab" style:display-name="Bibliografía Cab" style:family="paragraph" style:parent-style-name="Bibliografía" style:next-style-name="Bibliografía">
      <style:paragraph-properties fo:margin-top="24.01pt" fo:margin-bottom="0pt"/>
    </style:style>
    <style:style style:name="Obra_20_Portada" style:display-name="Obra Portada" style:family="paragraph" style:parent-style-name="Standard">
      <style:paragraph-properties style:line-height-at-least="14.4pt" fo:text-align="center" style:justify-single-word="false"/>
      <style:text-properties fo:font-size="14pt" fo:font-weight="bold"/>
    </style:style>
    <style:style style:name="Figura_20_Pie" style:display-name="Figura Pie" style:family="paragraph" style:parent-style-name="Párrafo" style:next-style-name="Párrafo">
      <style:paragraph-properties fo:margin-left="0pt" fo:margin-right="0pt" fo:margin-top="3pt" fo:margin-bottom="6.01pt" fo:text-align="center" style:justify-single-word="false" fo:text-indent="0pt" style:auto-text-indent="false"/>
      <style:text-properties fo:font-size="10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text-align="center" style:justify-single-word="false"/>
      <style:text-properties fo:font-style="italic" fo:font-weight="bold"/>
    </style:style>
    <style:style style:name="Lista_20_Sec" style:display-name="Lista Sec" style:family="paragraph" style:parent-style-name="Standard">
      <style:paragraph-properties fo:margin-left="99.81pt" fo:margin-right="0pt" fo:margin-top="6.01pt" fo:margin-bottom="0pt" fo:text-indent="-36pt" style:auto-text-indent="false"/>
    </style:style>
    <style:style style:name="Normal_20_Indent" style:display-name="Normal Indent" style:family="paragraph" style:parent-style-name="Standard" style:next-style-name="Standard">
      <style:paragraph-properties fo:margin-left="35.4pt" fo:margin-right="0pt" fo:text-indent="0pt" style:auto-text-indent="false"/>
    </style:style>
    <style:style style:name="Bibliografía" style:family="paragraph" style:parent-style-name="Standard">
      <style:paragraph-properties fo:margin-left="42.55pt" fo:margin-right="0pt" fo:margin-top="6.01pt" fo:margin-bottom="0pt" fo:text-align="justify" style:justify-single-word="false" fo:text-indent="-28.35pt" style:auto-text-indent="false"/>
    </style:style>
    <style:style style:name="Lista_20_Terc" style:display-name="Lista Terc" style:family="paragraph" style:parent-style-name="Lista_20_Sec">
      <style:paragraph-properties fo:margin-left="189.95pt" fo:margin-right="0pt" fo:text-indent="-82.2pt" style:auto-text-indent="false"/>
    </style:style>
    <style:style style:name="heading_20_2" style:display-name="heading 2" style:family="paragraph" style:parent-style-name="Standard" style:next-style-name="Lista_20_Ppal_20_Cab">
      <style:paragraph-properties fo:margin-left="0pt" fo:margin-right="0pt" fo:margin-top="18pt" fo:margin-bottom="0pt" fo:text-indent="28.35pt" style:auto-text-indent="false" fo:keep-with-next="always"/>
      <style:text-properties fo:font-size="18pt" fo:font-weight="bold"/>
    </style:style>
    <style:style style:name="Párrafo" style:family="paragraph" style:parent-style-name="Standard">
      <style:paragraph-properties fo:margin-left="0pt" fo:margin-right="0pt" fo:margin-top="11.99pt" fo:margin-bottom="0pt" fo:text-align="justify" style:justify-single-word="false" fo:text-indent="28.35pt" style:auto-text-indent="false"/>
    </style:style>
    <style:style style:name="heading_20_4" style:display-name="heading 4" style:family="paragraph" style:parent-style-name="Standard" style:next-style-name="Standard">
      <style:paragraph-properties fo:margin-left="0pt" fo:margin-right="11.34pt" fo:margin-top="6.01pt" fo:margin-bottom="6.01pt" fo:text-align="end" style:justify-single-word="false" fo:text-indent="0pt" style:auto-text-indent="false" fo:keep-with-next="always"/>
      <style:text-properties fo:font-weight="bold"/>
    </style:style>
    <style:style style:name="heading_20_5" style:display-name="heading 5" style:family="paragraph" style:parent-style-name="Standard" style:next-style-name="Standard">
      <style:paragraph-properties fo:margin-left="0pt" fo:margin-right="11.34pt" fo:margin-top="6.01pt" fo:margin-bottom="6.01pt" fo:text-align="center" style:justify-single-word="false" fo:text-indent="0pt" style:auto-text-indent="false" fo:keep-with-next="always"/>
      <style:text-properties fo:font-weight="bold"/>
    </style:style>
    <style:style style:name="heading_20_6" style:display-name="heading 6" style:family="paragraph" style:parent-style-name="Standard" style:next-style-name="Standard">
      <style:paragraph-properties fo:margin-top="6.01pt" fo:margin-bottom="6.01pt" fo:text-align="center" style:justify-single-word="false" fo:keep-with-next="always"/>
      <style:text-properties fo:color="#ff0000" fo:font-size="18pt" fo:font-weight="bold"/>
    </style:style>
    <style:style style:name="Párrafo_20_Seci" style:display-name="Párrafo Seci" style:family="paragraph" style:parent-style-name="Párrafo_20_Sec">
      <style:paragraph-properties fo:margin-top="18pt" fo:margin-bottom="0pt"/>
    </style:style>
    <style:style style:name="Lista_20_Sec_20_Cola" style:display-name="Lista Sec Cola" style:family="paragraph" style:parent-style-name="Lista_20_Sec" style:next-style-name="Párrafo">
      <style:paragraph-properties fo:margin-top="0pt" fo:margin-bottom="11.99pt"/>
    </style:style>
    <style:style style:name="header" style:family="paragraph" style:parent-style-name="Standard" style:next-style-name="Standard">
      <style:text-properties fo:font-size="10pt"/>
    </style:style>
    <style:style style:name="toc_20_1" style:display-name="toc 1" style:family="paragraph" style:parent-style-name="Standard" style:next-style-name="Standard">
      <style:paragraph-properties fo:margin-left="0pt" fo:margin-right="36pt" fo:text-indent="0pt" style:auto-text-indent="false"/>
    </style:style>
    <style:style style:name="toc_20_2" style:display-name="toc 2" style:family="paragraph" style:parent-style-name="Standard" style:next-style-name="Standard">
      <style:paragraph-properties fo:margin-left="36pt" fo:margin-right="36pt" fo:text-indent="0pt" style:auto-text-indent="false"/>
    </style:style>
    <style:style style:name="toc_20_3" style:display-name="toc 3" style:family="paragraph" style:parent-style-name="Standard" style:next-style-name="Standard">
      <style:paragraph-properties fo:margin-left="72pt" fo:margin-right="36pt" fo:text-indent="0pt" style:auto-text-indent="false"/>
    </style:style>
    <style:style style:name="toc_20_4" style:display-name="toc 4" style:family="paragraph" style:parent-style-name="Standard" style:next-style-name="Standard">
      <style:paragraph-properties fo:margin-left="108pt" fo:margin-right="36pt" fo:text-indent="0pt" style:auto-text-indent="false"/>
    </style:style>
    <style:style style:name="Caption" style:family="paragraph" style:parent-style-name="Standard" style:class="extra">
      <style:paragraph-properties fo:margin-top="6.01pt" fo:margin-bottom="6.01pt"/>
      <style:text-properties fo:font-size="12pt" fo:font-style="italic"/>
    </style:style>
    <style:style style:name="Figura" style:family="paragraph" style:parent-style-name="Párrafo" style:next-style-name="Figura_20_Pie">
      <style:paragraph-properties fo:text-align="center" style:justify-single-word="false"/>
    </style:style>
    <style:style style:name="Normal" style:family="paragraph">
      <style:paragraph-properties style:writing-mode="lr-tb"/>
      <style:text-properties style:font-name="Times New Roman1" fo:font-size="12pt" fo:language="en" fo:country="US"/>
    </style:style>
    <style:style style:name="Párrafo_20_Ini" style:display-name="Párrafo Ini" style:family="paragraph" style:parent-style-name="Standard" style:next-style-name="Párrafo">
      <style:paragraph-properties fo:margin-top="11.99pt" fo:margin-bottom="0pt" style:line-height-at-least="14.4pt" fo:text-align="justify" style:justify-single-word="false"/>
    </style:style>
    <style:style style:name="Lista_20_Ppal_20_Cab" style:display-name="Lista Ppal Cab" style:family="paragraph" style:parent-style-name="Lista_20_Ppal" style:next-style-name="Lista_20_Ppal">
      <style:paragraph-properties fo:margin-left="78.01pt" fo:margin-right="0pt" fo:margin-top="11.99pt" fo:margin-bottom="0pt" fo:text-indent="-35.46pt" style:auto-text-indent="false"/>
    </style:style>
    <style:style style:name="heading_20_1" style:display-name="heading 1" style:family="paragraph" style:parent-style-name="Standard" style:next-style-name="Standard">
      <style:paragraph-properties fo:margin-top="72pt" fo:margin-bottom="11.99pt" fo:text-align="center" style:justify-single-word="false" fo:keep-with-next="always"/>
      <style:text-properties fo:font-size="24pt" fo:font-weight="bold"/>
    </style:style>
    <style:style style:name="Lista_20_Ppal" style:display-name="Lista Ppal" style:family="paragraph" style:parent-style-name="Standard">
      <style:paragraph-properties fo:margin-left="42.55pt" fo:margin-right="0pt" fo:margin-top="6.01pt" fo:margin-bottom="0pt" fo:text-indent="0pt" style:auto-text-indent="false"/>
    </style:style>
    <style:style style:name="Lista_20_Sec_20_Cab" style:display-name="Lista Sec Cab" style:family="paragraph" style:parent-style-name="Lista_20_Sec" style:next-style-name="Lista_20_Sec">
      <style:paragraph-properties fo:margin-top="11.99pt" fo:margin-bottom="0pt"/>
    </style:style>
    <style:style style:name="heading_20_3" style:display-name="heading 3" style:family="paragraph" style:parent-style-name="Standard" style:next-style-name="Lista_20_Ppal_20_Cab">
      <style:paragraph-properties fo:margin-left="28.35pt" fo:margin-right="0pt" fo:margin-top="18pt" fo:margin-bottom="0pt" fo:text-indent="-28.35pt" style:auto-text-indent="false" fo:keep-with-next="always"/>
      <style:text-properties fo:font-size="16pt" fo:font-weight="bold"/>
    </style:style>
    <style:style style:name="Footer" style:family="paragraph" style:parent-style-name="Standard" style:class="extra">
      <style:paragraph-properties text:number-lines="false" text:line-number="0">
        <style:tab-stops>
          <style:tab-stop style:position="269.26pt" style:type="center"/>
          <style:tab-stop style:position="538.55pt" style:type="right"/>
        </style:tab-stops>
      </style:paragraph-properties>
    </style:style>
    <style:style style:name="Titulo_20_1" style:display-name="Titulo 1" style:family="paragraph" style:parent-style-name="Numbering_20_1_20_Start" style:next-style-name="Text_20_body" style:master-page-name="Left_20_Page">
      <style:paragraph-properties fo:margin-left="0pt" fo:margin-right="0pt" fo:text-align="justify" style:justify-single-word="false" fo:text-indent="0pt" style:auto-text-indent="false" style:page-number="auto" fo:background-color="transparent" style:shadow="none">
        <style:tab-stops/>
        <style:background-image/>
      </style:paragraph-properties>
      <style:text-properties fo:font-size="14pt"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18pt" fo:margin-right="0pt" fo:margin-top="11.99pt" fo:margin-bottom="6.01pt" fo:text-indent="-18pt" style:auto-text-indent="false"/>
    </style:style>
    <style:style style:name="List_20_Contents" style:display-name="List Contents" style:family="paragraph" style:parent-style-name="Standard" style:class="html">
      <style:paragraph-properties fo:margin-left="28.35pt" fo:margin-right="0pt" fo:text-indent="0pt" style:auto-text-indent="false"/>
    </style:style>
    <style:style style:name="Bullet_20_Symbols_5f_text" style:display-name="Bullet Symbols_text" style:family="text">
      <style:text-properties style:font-name="OpenSymbol"/>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MP1" style:family="paragraph" style:parent-style-name="Standard">
      <style:text-properties fo:font-size="10pt"/>
    </style:style>
    <style:page-layout style:name="Mpm1">
      <style:page-layout-properties fo:page-width="595.3pt" fo:page-height="841.89pt" style:num-format="1" style:print-orientation="portrait" fo:margin-top="85.04pt" fo:margin-bottom="85.04pt" fo:margin-left="85.04pt" fo:margin-right="70.89pt" style:writing-mode="lr-tb" style:footnote-max-height="0pt">
        <style:footnote-sep style:width="0.51pt" style:distance-before-sep="2.86pt" style:distance-after-sep="2.86pt" style:adjustment="left" style:rel-width="25%" style:color="#000000"/>
      </style:page-layout-properties>
      <style:header-style/>
      <style:footer-style>
        <style:header-footer-properties fo:min-height="14.14pt" fo:margin-left="0pt" fo:margin-right="0pt" fo:margin-top="0pt"/>
      </style:footer-style>
    </style:page-layout>
    <style:page-layout style:name="Mpm2">
      <style:page-layout-properties fo:page-width="595.25pt" fo:page-height="841.86pt" style:num-format="1" style:print-orientation="portrait" fo:margin-top="85.04pt" fo:margin-bottom="85.04pt" fo:margin-left="85.04pt" fo:margin-right="70.89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3" style:page-usage="left">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4">
      <style:page-layout-properties fo:page-width="595.3pt" fo:page-height="841.89pt" style:num-format="1" style:print-orientation="portrait" fo:margin-top="56.69pt" fo:margin-bottom="56.69pt" fo:margin-left="56.69pt" fo:margin-right="56.69pt" style:writing-mode="lr-tb" style:footnote-max-height="0pt">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MasterStyle1" style:page-layout-name="Mpm2"/>
    <style:master-page style:name="MasterStyle2" style:page-layout-name="Mpm2"/>
    <style:master-page style:name="MasterStyle3" style:page-layout-name="Mpm2"/>
    <style:master-page style:name="Left_20_Page" style:display-name="Left Pag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Julio Pacheco</meta:initial-creator>
    <dc:creator>Fernando </dc:creator>
    <meta:creation-date>2009-05-20T12:58:16</meta:creation-date>
    <dc:date>2009-11-11T07:37:56</dc:date>
    <dc:language>en-US</dc:language>
    <meta:editing-duration>PT45H35M28S</meta:editing-duration>
    <meta:editing-cycles>4</meta:editing-cycles>
    <meta:document-statistic meta:table-count="4" meta:image-count="0" meta:object-count="0" meta:page-count="22" meta:paragraph-count="86" meta:word-count="829" meta:character-count="5213"/>
  </office:meta>
</office:document-meta>
</file>